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L.addElement( LI [ ]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L.UL( String [ ]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L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L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L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addElement( String [ ]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L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UL( LI [ ]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L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L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L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L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